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2" style:family="paragraph"/>
    <style:style style:name="T3" style:parent-style-name="Absatz-Standardschriftart" style:family="text">
      <style:text-properties style:font-name="Wingdings" style:font-name-asian="Wingdings" style:font-name-complex="Wingdings"/>
    </style:style>
    <style:style style:name="P4" style:parent-style-name="Listenabsatz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" style:parent-style-name="Listenabsatz" style:list-style-name="LFO2" style:family="paragraph"/>
    <style:style style:name="T6" style:parent-style-name="Absatz-Standardschriftar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7" style:parent-style-name="Absatz-Standardschriftart" style:family="text">
      <style:text-properties style:font-name="Wingdings" style:font-name-asian="Wingdings" style:font-name-complex="Wingdings" style:text-line-through-style="solid" style:text-line-through-width="auto" style:text-line-through-color="font-color" style:text-line-through-mode="continuous" style:text-line-through-type="single"/>
    </style:style>
    <style:style style:name="T8" style:parent-style-name="Absatz-Standardschriftar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9" style:parent-style-name="Listenabsatz" style:list-style-name="LFO2" style:family="paragraph"/>
    <style:style style:name="T10" style:parent-style-name="Absatz-Standardschriftart" style:family="text">
      <style:text-properties style:font-name="Wingdings" style:font-name-asian="Wingdings" style:font-name-complex="Wingdings"/>
    </style:style>
    <style:style style:name="P11" style:parent-style-name="Listenabsatz" style:list-style-name="LFO2" style:family="paragraph"/>
    <style:style style:name="T12" style:parent-style-name="Absatz-Standardschriftart" style:family="text">
      <style:text-properties style:font-name="Wingdings" style:font-name-asian="Wingdings" style:font-name-complex="Wingdings"/>
    </style:style>
    <style:style style:name="P13" style:parent-style-name="Listenabsatz" style:list-style-name="LFO2" style:family="paragraph"/>
    <style:style style:name="P14" style:parent-style-name="Listenabsatz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5" style:parent-style-name="Listenabsatz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" style:parent-style-name="Listenabsatz" style:list-style-name="LFO2" style:family="paragraph"/>
    <style:style style:name="P17" style:parent-style-name="Listenabsatz" style:list-style-name="LFO2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" style:parent-style-name="Listenabsatz" style:list-style-name="LFO2" style:family="paragraph"/>
    <style:style style:name="T19" style:parent-style-name="Absatz-Standardschriftart" style:family="text">
      <style:text-properties style:font-name="Wingdings" style:font-name-asian="Wingdings" style:font-name-complex="Wingdings"/>
    </style:style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</office:automatic-styles>
  <office:body>
    <office:text text:use-soft-page-breaks="true">
      <text:p text:style-name="P1">Startseite:</text:p>
      <text:list text:style-name="LFO2" text:continue-numbering="true">
        <text:list-item>
          <text:p text:style-name="P2">Hintergrund zu Gif<text:s/><text:span text:style-name="T3"></text:span><text:s/>GIF erstellen</text:p>
        </text:list-item>
        <text:list-item>
          <text:p text:style-name="P4">Mitmachen fetten</text:p>
        </text:list-item>
        <text:list-item>
          <text:p text:style-name="P5"><text:span text:style-name="T6">Wechselrhythmus<text:s/></text:span><text:span text:style-name="T7"></text:span><text:span text:style-name="T8"><text:s/>wenn wir ein GIF nehmen hinfällig</text:span></text:p>
        </text:list-item>
        <text:list-item>
          <text:p text:style-name="P9">Bilder zwischen den Abschnitten<text:s/><text:span text:style-name="T10"></text:span><text:s/>Bilder heraussuchen</text:p>
        </text:list-item>
      </text:list>
      <text:p text:style-name="Standard">Standpunkte:</text:p>
      <text:list text:style-name="LFO2" text:continue-numbering="true">
        <text:list-item>
          <text:p text:style-name="P11">Icons ergänzen <text:s/><text:span text:style-name="T12"></text:span><text:s/>Icons raussuchen</text:p>
          <text:list text:continue-numbering="true">
            <text:list-item>
              <text:p text:style-name="P13">Wo soll ich die platzieren</text:p>
            </text:list-item>
          </text:list>
        </text:list-item>
        <text:list-item>
          <text:p text:style-name="P14">Pragramme einzeln verlinken</text:p>
        </text:list-item>
        <text:list-item>
          <text:p text:style-name="P15">Fusion von Standpunkten und Vision, dafür Partei als eigene Seite</text:p>
          <text:list text:continue-numbering="true">
            <text:list-item>
              <text:p text:style-name="P16">Reihenfolge?</text:p>
            </text:list-item>
          </text:list>
        </text:list-item>
      </text:list>
      <text:p text:style-name="Standard">Gesichter</text:p>
      <text:list text:style-name="LFO2" text:continue-numbering="true">
        <text:list-item>
          <text:p text:style-name="P17">Profiltext in gleicher Größe wie alle anderen Texte</text:p>
        </text:list-item>
      </text:list>
      <text:p text:style-name="Standard">Wahlen</text:p>
      <text:list text:style-name="LFO2" text:continue-numbering="true">
        <text:list-item>
          <text:p text:style-name="P18">Icons und Bilder<text:s/><text:span text:style-name="T19"></text:span><text:s/>raussuchen</text:p>
        </text:list-item>
      </text:list>
      <text:p text:style-name="Standard">Sonstiges</text:p>
      <text:list text:style-name="LFO2" text:continue-numbering="true">
        <text:list-item>
          <text:p text:style-name="P20">Einbauen der Social-Media-Feeds</text:p>
        </text:list-item>
        <text:list-item>
          <text:p text:style-name="P21">Texte mit Fettungen versehen</text:p>
        </text:list-item>
        <text:list-item>
          <text:p text:style-name="P22">Aufteilen von Headlines und Subheadlin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nus Hartz</meta:initial-creator>
    <dc:creator>Linus Hartz</dc:creator>
    <meta:creation-date>2020-10-19T16:46:00Z</meta:creation-date>
    <dc:date>2020-10-19T18:01:00Z</dc:date>
    <meta:template xlink:href="Normal" xlink:type="simple"/>
    <meta:editing-cycles>1</meta:editing-cycles>
    <meta:editing-duration>PT0S</meta:editing-duration>
    <meta:document-statistic meta:page-count="1" meta:paragraph-count="1" meta:word-count="77" meta:character-count="562" meta:row-count="4" meta:non-whitespace-character-count="486"/>
  </office:meta>
</office:document-meta>
</file>